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Philadelphia 1</text:p>
          </table:table-cell>
          <table:table-cell office:value-type="string">
            <text:p>A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Morris 3</text:p>
          </table:table-cell>
          <table:table-cell office:value-type="string">
            <text:p>A9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angenburg 3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Cymric Abrahamson</text:p>
          </table:table-cell>
          <table:table-cell office:value-type="string">
            <text:p>Philadelphia 1</text:p>
          </table:table-cell>
          <table:table-cell office:value-type="string">
            <text:p>A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eresa Friesen</text:p>
          </table:table-cell>
          <table:table-cell office:value-type="string">
            <text:p>Philadelphia 1</text:p>
          </table:table-cell>
          <table:table-cell office:value-type="string">
            <text:p>A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Zoe Mau #</text:p>
          </table:table-cell>
          <table:table-cell office:value-type="string">
            <text:p>Philadelphia 1</text:p>
          </table:table-cell>
          <table:table-cell office:value-type="string">
            <text:p>A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eidi Mau</text:p>
          </table:table-cell>
          <table:table-cell office:value-type="string">
            <text:p>Philadelphia 1</text:p>
          </table:table-cell>
          <table:table-cell office:value-type="string">
            <text:p>A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hiladelphia 1</text:p>
          </table:table-cell>
          <table:table-cell office:value-type="string">
            <text:p>A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lexus Wiebe</text:p>
          </table:table-cell>
          <table:table-cell office:value-type="string">
            <text:p>Morris 3</text:p>
          </table:table-cell>
          <table:table-cell office:value-type="string">
            <text:p>A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ya Giesbrecht</text:p>
          </table:table-cell>
          <table:table-cell office:value-type="string">
            <text:p>Morris 3</text:p>
          </table:table-cell>
          <table:table-cell office:value-type="string">
            <text:p>A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essica Janzen</text:p>
          </table:table-cell>
          <table:table-cell office:value-type="string">
            <text:p>Morris 3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hane Anderson</text:p>
          </table:table-cell>
          <table:table-cell office:value-type="string">
            <text:p>Langenburg 3</text:p>
          </table:table-cell>
          <table:table-cell office:value-type="string">
            <text:p>A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Frederick Hrycak</text:p>
          </table:table-cell>
          <table:table-cell office:value-type="string">
            <text:p>Langenburg 3</text:p>
          </table:table-cell>
          <table:table-cell office:value-type="string">
            <text:p>A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organ Hatt</text:p>
          </table:table-cell>
          <table:table-cell office:value-type="string">
            <text:p>Langenburg 3</text:p>
          </table:table-cell>
          <table:table-cell office:value-type="string">
            <text:p>A9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Colton Schnee</text:p>
          </table:table-cell>
          <table:table-cell office:value-type="string">
            <text:p>Langenburg 3</text:p>
          </table:table-cell>
          <table:table-cell office:value-type="string">
            <text:p>A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enburg 3</text:p>
          </table:table-cell>
          <table:table-cell office:value-type="string">
            <text:p>A9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4:57.32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6" meta:object-count="0"/>
  </office:meta>
</office:document-meta>
</file>